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officeooo:rsid="0005cd72" officeooo:paragraph-rsid="0005cd72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05cd72" officeooo:paragraph-rsid="0005cd7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05cd72" officeooo:paragraph-rsid="0005cd7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73ea1" officeooo:paragraph-rsid="00073ea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fo:font-weight="normal" officeooo:rsid="00073ea1" officeooo:paragraph-rsid="00073ea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fo:font-weight="normal" officeooo:rsid="00089572" officeooo:paragraph-rsid="0008957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fo:font-weight="normal" officeooo:rsid="0009afdf" officeooo:paragraph-rsid="0009afd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2pt" fo:font-weight="normal" officeooo:rsid="000c4a3e" officeooo:paragraph-rsid="000c4a3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0d7c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79</text:span> – COMANDO CPIO – CRIAR E EXTRAIR ARQUIVAMENTOS (ARCHIVES) NO LINUX</text:p>
      <text:p text:style-name="P1"/>
      <text:p text:style-name="P2">*** COMANDO CPIO ***</text:p>
      <text:p text:style-name="P3">Copy in, Copy out</text:p>
      <text:p text:style-name="P3"/>
      <text:p text:style-name="P3">O comando cpio realiza três operações (modos):</text:p>
      <text:p text:style-name="P3"/>
      <text:p text:style-name="P3">– Criar arquivamentos (archives):</text:p>
      <text:p text:style-name="P3">– Extrair arquivamentos;</text:p>
      <text:p text:style-name="P3">– Copiar arquivos de um local para o outro</text:p>
      <text:p text:style-name="P3"/>
      <text:p text:style-name="P3">Não é feita compactação nesses arquivamentos</text:p>
      <text:p text:style-name="P3"/>
      <text:p text:style-name="P4">cpio – sintaxe e opções</text:p>
      <text:p text:style-name="P4"/>
      <text:p text:style-name="P4">cpio -o [opções] arquivos &gt; arquivamento</text:p>
      <text:p text:style-name="P4">cpio -i &lt; arquivamento</text:p>
      <text:p text:style-name="P4">cpio -<text:span text:style-name="T2">p dir-destino &lt; arquivos </text:span></text:p>
      <text:p text:style-name="P5"/>
      <text:p text:style-name="P5">-o<text:tab/>Modo de saída de cópia (criar)</text:p>
      <text:p text:style-name="P5">-i <text:tab/>Modo de entrada de cópia (extrair)</text:p>
      <text:p text:style-name="P5">-p <text:tab/>Modo de passagem de cópia (copiar)</text:p>
      <text:p text:style-name="P5"/>
      <text:p text:style-name="P6">cpio<text:tab/>Criar Arquivamento</text:p>
      <text:p text:style-name="P6"/>
      <text:p text:style-name="P6">Criar um arquivamento cpio com o conteúdo retornado do diretório atual: </text:p>
      <text:p text:style-name="P6"/>
      <text:p text:style-name="P6">ls | cpio -ov &gt; arquivamento.cpio</text:p>
      <text:p text:style-name="P6"/>
      <text:p text:style-name="P7">cpio – mais exemplos</text:p>
      <text:p text:style-name="P7"/>
      <text:p text:style-name="P7">Extrair arquivos de um cpio</text:p>
      <text:p text:style-name="P7">cpio -idv &lt; arquivo.cpio</text:p>
      <text:p text:style-name="P7"/>
      <text:p text:style-name="P7">Copiar árvore de diretórios do diretório atual para o diretório /teste:</text:p>
      <text:p text:style-name="P7"/>
      <text:p text:style-name="P7">find. -depth | cpio -pmdv /teste</text:p>
      <text:p text:style-name="P7"/>
      <text:p text:style-name="P7">d <text:tab/>criar diretórios quando for necessário</text:p>
      <text:p text:style-name="P7"/>
      <text:p text:style-name="P7">m<text:tab/>reter hora de modificação dos arquivos</text:p>
      <text:p text:style-name="P7"/>
      <text:p text:style-name="P7">v<text:tab/>modo verboso</text:p>
      <text:p text:style-name="P7"/>
      <text:p text:style-name="P8">Cpio – Outros Exemplos</text:p>
      <text:p text:style-name="P8"/>
      <text:p text:style-name="P8">Listar o conteúdo de um arquivo cpio</text:p>
      <text:p text:style-name="P8"/>
      <text:p text:style-name="P8">cpio -t &lt; arquiv<text:span text:style-name="T3">amento</text:span>.cpio</text:p>
      <text:p text:style-name="P8"/>
      <text:p text:style-name="P8">Criar arquivo cpio com formato tar:</text:p>
      <text:p text:style-name="P8"/>
      <text:p text:style-name="P8"><text:soft-page-break/>ls | cpio -o -H tar &gt; arquiv<text:span text:style-name="T3">amento</text:span>.tar</text:p>
      <text:p text:style-name="P7"/>
      <text:p text:style-name="P7"/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4:54:28.660296167</meta:creation-date>
    <dc:date>2020-08-16T17:05:14.263010377</dc:date>
    <meta:editing-duration>PT1H1M20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2" meta:paragraph-count="31" meta:word-count="177" meta:character-count="1075" meta:non-whitespace-character-count="916"/>
  </office:meta>
</office:document-meta>
</file>